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textarea-vertical-align="middle"/>
    </style:style>
    <style:style style:name="gr4" style:family="graphic" style:parent-style-name="objectwithoutfill">
      <style:graphic-properties draw:marker-start="Short_20_line_20_Arrow" draw:marker-end="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_20__28_var_29_" draw:marker-start="Short_20_line_20_Arrow" draw:marker-end="" draw:marker-end-width="0.3cm" draw:fill="none" draw:textarea-vertical-align="middle"/>
    </style:style>
    <style:style style:name="gr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628cm"/>
    </style:style>
    <style:style style:name="gr8" style:family="graphic" style:parent-style-name="objectwithoutfill">
      <style:graphic-properties draw:marker-start="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text-position="-33%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0% 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use-window-font-color="true" style:text-outline="false" style:text-line-through-style="none" style:text-position="-33% 58%" fo:font-family="'Times New Roman Greek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Times New Roman Greek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-33% 58%" fo:font-family="'Times New Roman Greek'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'Times New Roman Greek'" style:font-family-generic-complex="roman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4" draw:id="id14" draw:layer="layout" svg:width="1.27cm" svg:height="0.762cm" svg:x="13.94cm" svg:y="14.645cm">
          <text:p text:style-name="P1"><text:span text:style-name="T1">a</text:span></text:p>
        </draw:rect>
        <draw:rect draw:style-name="gr2" draw:text-style-name="P3" xml:id="id1" draw:id="id1" draw:layer="layout" svg:width="1.27cm" svg:height="0.762cm" svg:x="3.54cm" svg:y="12.745cm">
          <text:p text:style-name="P1"><text:span text:style-name="T1">h</text:span><text:span text:style-name="T2">n</text:span></text:p>
        </draw:rect>
        <draw:rect draw:style-name="gr2" draw:text-style-name="P3" xml:id="id2" draw:id="id2" draw:layer="layout" svg:width="1.27cm" svg:height="0.762cm" svg:x="5.74cm" svg:y="12.745cm">
          <text:p text:style-name="P1"><text:span text:style-name="T1">h</text:span><text:span text:style-name="T3">n</text:span><text:span text:style-name="T4">-1</text:span></text:p>
        </draw:rect>
        <draw:rect draw:style-name="gr3" draw:text-style-name="P3" xml:id="id3" draw:id="id3" draw:layer="layout" svg:width="1.27cm" svg:height="0.762cm" svg:x="7.64cm" svg:y="12.745cm">
          <text:p text:style-name="P1"><text:span text:style-name="T5">…</text:span></text:p>
        </draw:rect>
        <draw:rect draw:style-name="gr2" draw:text-style-name="P3" xml:id="id4" draw:id="id4" draw:layer="layout" svg:width="1.27cm" svg:height="0.762cm" svg:x="9.54cm" svg:y="12.745cm">
          <text:p text:style-name="P1"><text:span text:style-name="T1">h</text:span><text:span text:style-name="T3">t</text:span></text:p>
        </draw:rect>
        <draw:rect draw:style-name="gr1" draw:text-style-name="P3" xml:id="id5" draw:id="id5" draw:layer="layout" svg:width="1.27cm" svg:height="0.762cm" svg:x="11.74cm" svg:y="12.745cm">
          <text:p text:style-name="P1"><text:span text:style-name="T1">h</text:span><text:span text:style-name="T4">2</text:span></text:p>
        </draw:rect>
        <draw:rect draw:style-name="gr2" draw:text-style-name="P3" xml:id="id6" draw:id="id6" draw:layer="layout" svg:width="1.27cm" svg:height="0.762cm" svg:x="13.94cm" svg:y="12.745cm">
          <text:p text:style-name="P1"><text:span text:style-name="T1">h</text:span><text:span text:style-name="T4">1</text:span></text:p>
        </draw:rect>
        <draw:connector draw:style-name="gr4" draw:text-style-name="P1" draw:layer="layout" draw:type="line" svg:x1="4.81cm" svg:y1="13.126cm" svg:x2="5.74cm" svg:y2="13.126cm" draw:start-shape="id1" draw:start-glue-point="1" draw:end-shape="id2" draw:end-glue-point="3" svg:d="M4810 13126h930">
          <text:p/>
        </draw:connector>
        <draw:connector draw:style-name="gr4" draw:text-style-name="P1" draw:layer="layout" draw:type="line" svg:x1="7.01cm" svg:y1="13.126cm" svg:x2="7.64cm" svg:y2="13.126cm" draw:start-shape="id2" draw:start-glue-point="1" draw:end-shape="id3" draw:end-glue-point="3" svg:d="M7010 13126h630">
          <text:p/>
        </draw:connector>
        <draw:connector draw:style-name="gr4" draw:text-style-name="P1" draw:layer="layout" draw:type="line" svg:x1="8.71cm" svg:y1="13.126cm" svg:x2="9.54cm" svg:y2="13.126cm" draw:end-shape="id4" draw:end-glue-point="3" svg:d="M8710 13126h830">
          <text:p/>
        </draw:connector>
        <draw:connector draw:style-name="gr5" draw:text-style-name="P1" draw:layer="layout" draw:type="line" svg:x1="10.81cm" svg:y1="13.126cm" svg:x2="11.74cm" svg:y2="13.126cm" draw:start-shape="id4" draw:start-glue-point="1" draw:end-shape="id5" draw:end-glue-point="3" svg:d="M10810 13126h930">
          <text:p/>
        </draw:connector>
        <draw:connector draw:style-name="gr4" draw:text-style-name="P1" draw:layer="layout" draw:type="line" svg:x1="13.01cm" svg:y1="13.126cm" svg:x2="13.94cm" svg:y2="13.126cm" draw:start-shape="id5" draw:start-glue-point="1" draw:end-shape="id6" draw:end-glue-point="3" svg:d="M13010 13126h930">
          <text:p/>
        </draw:connector>
        <draw:rect draw:style-name="gr3" draw:text-style-name="P3" xml:id="id7" draw:id="id7" draw:layer="layout" svg:width="1.27cm" svg:height="0.762cm" svg:x="3.54cm" svg:y="14.045cm">
          <text:p text:style-name="P1"><text:span text:style-name="T6">y</text:span><text:span text:style-name="T3">n</text:span><text:span text:style-name="T4">-1</text:span></text:p>
        </draw:rect>
        <draw:rect draw:style-name="gr3" draw:text-style-name="P3" xml:id="id9" draw:id="id9" draw:layer="layout" svg:width="1.27cm" svg:height="0.762cm" svg:x="5.74cm" svg:y="14.045cm">
          <text:p text:style-name="P1"><text:span text:style-name="T6">y</text:span><text:span text:style-name="T3">n</text:span><text:span text:style-name="T4">-2</text:span></text:p>
        </draw:rect>
        <draw:rect draw:style-name="gr3" draw:text-style-name="P3" xml:id="id11" draw:id="id11" draw:layer="layout" svg:width="1.27cm" svg:height="0.762cm" svg:x="9.54cm" svg:y="14.045cm">
          <text:p text:style-name="P1"><text:span text:style-name="T6">y</text:span><text:span text:style-name="T3">t</text:span><text:span text:style-name="T4">-1</text:span></text:p>
        </draw:rect>
        <draw:rect draw:style-name="gr3" draw:text-style-name="P3" xml:id="id10" draw:id="id10" draw:layer="layout" svg:width="1.27cm" svg:height="0.762cm" svg:x="5.74cm" svg:y="11.445cm">
          <text:p text:style-name="P1"><text:span text:style-name="T6">y</text:span><text:span text:style-name="T3">n</text:span><text:span text:style-name="T4">-1</text:span></text:p>
        </draw:rect>
        <draw:rect draw:style-name="gr1" draw:text-style-name="P3" xml:id="id12" draw:id="id12" draw:layer="layout" svg:width="1.27cm" svg:height="0.762cm" svg:x="9.54cm" svg:y="11.445cm">
          <text:p text:style-name="P1"><text:span text:style-name="T6">y</text:span><text:span text:style-name="T3">t</text:span></text:p>
        </draw:rect>
        <draw:rect draw:style-name="gr3" draw:text-style-name="P2" xml:id="id13" draw:id="id13" draw:layer="layout" svg:width="1.27cm" svg:height="0.762cm" svg:x="13.94cm" svg:y="11.445cm">
          <text:p text:style-name="P1"><text:span text:style-name="T1">y</text:span><text:span text:style-name="T4">1</text:span></text:p>
        </draw:rect>
        <draw:connector draw:style-name="gr6" draw:text-style-name="P1" draw:layer="layout" draw:type="line" svg:x1="4.175cm" svg:y1="14.045cm" svg:x2="4.175cm" svg:y2="13.507cm" draw:start-shape="id7" draw:start-glue-point="0" draw:end-shape="id1" draw:end-glue-point="2" svg:d="M4175 14045v-538">
          <text:p/>
        </draw:connector>
        <draw:connector draw:style-name="gr6" draw:text-style-name="P1" draw:layer="layout" draw:type="line" svg:x1="4.175cm" svg:y1="12.745cm" svg:x2="4.175cm" svg:y2="12.207cm" draw:start-shape="id1" draw:start-glue-point="0" draw:end-shape="id8" draw:end-glue-point="2" svg:d="M4175 12745v-538">
          <text:p/>
        </draw:connector>
        <draw:connector draw:style-name="gr6" draw:text-style-name="P1" draw:layer="layout" draw:type="line" svg:x1="6.375cm" svg:y1="14.045cm" svg:x2="6.375cm" svg:y2="13.507cm" draw:start-shape="id9" draw:start-glue-point="0" draw:end-shape="id2" draw:end-glue-point="2" svg:d="M6375 14045v-538">
          <text:p/>
        </draw:connector>
        <draw:connector draw:style-name="gr6" draw:text-style-name="P1" draw:layer="layout" draw:type="line" svg:x1="6.375cm" svg:y1="12.745cm" svg:x2="6.375cm" svg:y2="12.207cm" draw:start-shape="id2" draw:start-glue-point="0" draw:end-shape="id10" draw:end-glue-point="2" svg:d="M6375 12745v-538">
          <text:p/>
        </draw:connector>
        <draw:connector draw:style-name="gr6" draw:text-style-name="P1" draw:layer="layout" draw:type="line" svg:x1="10.175cm" svg:y1="14.045cm" svg:x2="10.175cm" svg:y2="13.507cm" draw:start-shape="id11" draw:start-glue-point="0" draw:end-shape="id4" draw:end-glue-point="2" svg:d="M10175 14045v-538">
          <text:p/>
        </draw:connector>
        <draw:connector draw:style-name="gr6" draw:text-style-name="P1" draw:layer="layout" draw:type="line" svg:x1="10.175cm" svg:y1="12.745cm" svg:x2="10.175cm" svg:y2="12.207cm" draw:start-shape="id4" draw:start-glue-point="0" draw:end-shape="id12" draw:end-glue-point="2" svg:d="M10175 12745v-538">
          <text:p/>
        </draw:connector>
        <draw:connector draw:style-name="gr6" draw:text-style-name="P1" draw:layer="layout" draw:type="line" svg:x1="14.575cm" svg:y1="12.745cm" svg:x2="14.575cm" svg:y2="12.207cm" draw:start-shape="id6" draw:start-glue-point="0" draw:end-shape="id13" draw:end-glue-point="2" svg:d="M14575 12745v-538">
          <text:p/>
        </draw:connector>
        <draw:connector draw:style-name="gr6" draw:text-style-name="P1" draw:layer="layout" draw:type="line" svg:x1="14.575cm" svg:y1="14.645cm" svg:x2="14.575cm" svg:y2="13.507cm" draw:start-shape="id14" draw:start-glue-point="0" draw:end-shape="id6" draw:end-glue-point="2" svg:d="M14575 14645v-1138">
          <text:p/>
        </draw:connector>
        <draw:rect draw:style-name="gr3" draw:text-style-name="P3" xml:id="id15" draw:id="id15" draw:layer="layout" svg:width="1.27cm" svg:height="0.762cm" svg:x="11.74cm" svg:y="14.045cm">
          <text:p text:style-name="P1"><text:span text:style-name="T6">y</text:span><text:span text:style-name="T4">1</text:span></text:p>
        </draw:rect>
        <draw:connector draw:style-name="gr6" draw:text-style-name="P1" draw:layer="layout" draw:type="line" svg:x1="12.375cm" svg:y1="14.045cm" svg:x2="12.375cm" svg:y2="13.507cm" draw:start-shape="id15" draw:start-glue-point="0" draw:end-shape="id5" draw:end-glue-point="2" svg:d="M12375 14045v-538">
          <text:p/>
        </draw:connector>
        <draw:rect draw:style-name="gr3" draw:text-style-name="P3" xml:id="id16" draw:id="id16" draw:layer="layout" svg:width="1.27cm" svg:height="0.762cm" svg:x="11.74cm" svg:y="11.445cm">
          <text:p text:style-name="P1"><text:span text:style-name="T6">y</text:span><text:span text:style-name="T4">2</text:span></text:p>
        </draw:rect>
        <draw:connector draw:style-name="gr6" draw:text-style-name="P1" draw:layer="layout" draw:type="line" svg:x1="12.375cm" svg:y1="12.745cm" svg:x2="12.375cm" svg:y2="12.207cm" draw:start-shape="id5" draw:start-glue-point="0" draw:end-shape="id16" draw:end-glue-point="2" svg:d="M12375 12745v-538">
          <text:p/>
        </draw:connector>
        <draw:connector draw:style-name="gr6" draw:text-style-name="P1" draw:layer="layout" draw:type="curve" svg:x1="13.94cm" svg:y1="15.026cm" svg:x2="10.175cm" svg:y2="13.507cm" draw:start-shape="id14" draw:start-glue-point="3" draw:end-shape="id4" draw:end-glue-point="2" svg:d="M13940 15026c-2510 0-3765-506-3765-1519">
          <text:p/>
        </draw:connector>
        <draw:connector draw:style-name="gr6" draw:text-style-name="P1" draw:layer="layout" draw:type="curve" svg:x1="13.94cm" svg:y1="15.026cm" svg:x2="6.375cm" svg:y2="13.507cm" draw:start-shape="id14" draw:start-glue-point="3" draw:end-shape="id2" draw:end-glue-point="2" svg:d="M13940 15026c-5044 0-7565-506-7565-1519">
          <text:p/>
        </draw:connector>
        <draw:connector draw:style-name="gr6" draw:text-style-name="P1" draw:layer="layout" draw:type="curve" svg:x1="13.94cm" svg:y1="15.026cm" svg:x2="4.175cm" svg:y2="13.507cm" draw:start-shape="id14" draw:start-glue-point="3" draw:end-shape="id1" draw:end-glue-point="2" svg:d="M13940 15026c-6510 0-9765-506-9765-1519">
          <text:p/>
        </draw:connector>
        <draw:connector draw:style-name="gr6" draw:text-style-name="P1" draw:layer="layout" draw:type="curve" svg:x1="14.575cm" svg:y1="14.645cm" svg:x2="12.375cm" svg:y2="13.507cm" draw:start-shape="id14" draw:start-glue-point="0" draw:end-shape="id5" draw:end-glue-point="2" svg:d="M14575 14645c0-853-2200-285-2200-1138">
          <text:p/>
        </draw:connector>
        <draw:frame draw:style-name="gr7" draw:text-style-name="P4" draw:layer="layout" svg:width="2.128cm" svg:height="0.767cm" draw:transform="rotate (-1.57079632679579) translate (3.309cm 12.055cm)">
          <draw:text-box>
            <text:p><text:span text:style-name="T7">Decoder</text:span></text:p>
          </draw:text-box>
        </draw:frame>
        <draw:rect draw:style-name="gr1" draw:text-style-name="P3" xml:id="id17" draw:id="id17" draw:layer="layout" svg:width="1.27cm" svg:height="0.762cm" svg:x="3.54cm" svg:y="9.745cm">
          <text:p/>
        </draw:rect>
        <draw:rect draw:style-name="gr1" draw:text-style-name="P3" xml:id="id18" draw:id="id18" draw:layer="layout" svg:width="1.27cm" svg:height="0.762cm" svg:x="4.84cm" svg:y="9.745cm">
          <text:p/>
        </draw:rect>
        <draw:rect draw:style-name="gr3" draw:text-style-name="P3" draw:layer="layout" svg:width="1.27cm" svg:height="0.762cm" svg:x="6.14cm" svg:y="9.745cm">
          <text:p text:style-name="P3">…</text:p>
        </draw:rect>
        <draw:rect draw:style-name="gr3" draw:text-style-name="P3" draw:layer="layout" svg:width="1.27cm" svg:height="0.762cm" svg:x="7.44cm" svg:y="9.745cm">
          <text:p text:style-name="P3">…</text:p>
        </draw:rect>
        <draw:rect draw:style-name="gr1" draw:text-style-name="P3" xml:id="id19" draw:id="id19" draw:layer="layout" svg:width="1.27cm" svg:height="0.762cm" svg:x="8.74cm" svg:y="9.745cm">
          <text:p/>
        </draw:rect>
        <draw:rect draw:style-name="gr3" draw:text-style-name="P3" draw:layer="layout" svg:width="1.27cm" svg:height="0.762cm" svg:x="10.04cm" svg:y="9.745cm">
          <text:p text:style-name="P3">…</text:p>
        </draw:rect>
        <draw:rect draw:style-name="gr3" draw:text-style-name="P3" draw:layer="layout" svg:width="1.27cm" svg:height="0.762cm" svg:x="11.34cm" svg:y="9.745cm">
          <text:p text:style-name="P3">…</text:p>
        </draw:rect>
        <draw:rect draw:style-name="gr3" draw:text-style-name="P3" draw:layer="layout" svg:width="1.27cm" svg:height="0.762cm" svg:x="12.64cm" svg:y="9.745cm">
          <text:p text:style-name="P3">…</text:p>
        </draw:rect>
        <draw:rect draw:style-name="gr1" draw:text-style-name="P3" xml:id="id20" draw:id="id20" draw:layer="layout" svg:width="1.27cm" svg:height="0.762cm" svg:x="13.94cm" svg:y="9.745cm">
          <text:p/>
        </draw:rect>
        <draw:rect draw:style-name="gr3" draw:text-style-name="P3" xml:id="id8" draw:id="id8" draw:layer="layout" svg:width="1.27cm" svg:height="0.762cm" svg:x="3.54cm" svg:y="11.445cm">
          <text:p text:style-name="P1"><text:span text:style-name="T6">y</text:span><text:span text:style-name="T2">n</text:span></text:p>
        </draw:rect>
        <draw:connector draw:style-name="gr6" draw:text-style-name="P1" draw:layer="layout" draw:type="line" svg:x1="10.175cm" svg:y1="11.445cm" svg:x2="4.175cm" svg:y2="10.507cm" draw:start-shape="id12" draw:start-glue-point="0" draw:end-shape="id17" draw:end-glue-point="2" svg:d="M10175 11445l-6000-938">
          <text:p/>
        </draw:connector>
        <draw:connector draw:style-name="gr6" draw:text-style-name="P1" draw:layer="layout" draw:type="line" svg:x1="10.175cm" svg:y1="11.445cm" svg:x2="5.475cm" svg:y2="10.507cm" draw:start-shape="id12" draw:start-glue-point="0" draw:end-shape="id18" draw:end-glue-point="2" svg:d="M10175 11445l-4700-938">
          <text:p/>
        </draw:connector>
        <draw:connector draw:style-name="gr6" draw:text-style-name="P1" draw:layer="layout" draw:type="line" svg:x1="10.175cm" svg:y1="11.445cm" svg:x2="9.375cm" svg:y2="10.507cm" draw:start-shape="id12" draw:start-glue-point="0" draw:end-shape="id19" draw:end-glue-point="2" svg:d="M10175 11445l-800-938">
          <text:p/>
        </draw:connector>
        <draw:connector draw:style-name="gr6" draw:text-style-name="P1" draw:layer="layout" draw:type="line" svg:x1="10.175cm" svg:y1="11.445cm" svg:x2="14.575cm" svg:y2="10.507cm" draw:start-shape="id12" draw:start-glue-point="0" draw:end-shape="id20" draw:end-glue-point="2" svg:d="M10175 11445l4400-938">
          <text:p/>
        </draw:connector>
        <draw:rect draw:style-name="gr1" draw:text-style-name="P3" xml:id="id21" draw:id="id21" draw:layer="layout" svg:width="1.27cm" svg:height="0.762cm" svg:x="3.54cm" svg:y="7.345cm">
          <text:p/>
        </draw:rect>
        <draw:rect draw:style-name="gr1" draw:text-style-name="P3" xml:id="id22" draw:id="id22" draw:layer="layout" svg:width="1.27cm" svg:height="0.762cm" svg:x="4.84cm" svg:y="7.345cm">
          <text:p/>
        </draw:rect>
        <draw:rect draw:style-name="gr3" draw:text-style-name="P6" draw:layer="layout" svg:width="1.27cm" svg:height="0.762cm" svg:x="6.14cm" svg:y="7.345cm">
          <text:p text:style-name="P5"><text:span text:style-name="T8">…</text:span></text:p>
        </draw:rect>
        <draw:rect draw:style-name="gr3" draw:text-style-name="P6" draw:layer="layout" svg:width="1.27cm" svg:height="0.762cm" svg:x="7.44cm" svg:y="7.345cm">
          <text:p text:style-name="P5"><text:span text:style-name="T8">…</text:span></text:p>
        </draw:rect>
        <draw:rect draw:style-name="gr1" draw:text-style-name="P3" xml:id="id23" draw:id="id23" draw:layer="layout" svg:width="1.27cm" svg:height="0.762cm" svg:x="8.74cm" svg:y="7.345cm">
          <text:p/>
        </draw:rect>
        <draw:rect draw:style-name="gr3" draw:text-style-name="P6" draw:layer="layout" svg:width="1.27cm" svg:height="0.762cm" svg:x="10.04cm" svg:y="7.345cm">
          <text:p text:style-name="P5"><text:span text:style-name="T8">…</text:span></text:p>
        </draw:rect>
        <draw:rect draw:style-name="gr3" draw:text-style-name="P6" draw:layer="layout" svg:width="1.27cm" svg:height="0.762cm" svg:x="11.34cm" svg:y="7.345cm">
          <text:p text:style-name="P5"><text:span text:style-name="T8">…</text:span></text:p>
        </draw:rect>
        <draw:rect draw:style-name="gr3" draw:text-style-name="P6" draw:layer="layout" svg:width="1.27cm" svg:height="0.762cm" svg:x="12.64cm" svg:y="7.345cm">
          <text:p text:style-name="P5"><text:span text:style-name="T8">…</text:span></text:p>
        </draw:rect>
        <draw:rect draw:style-name="gr1" draw:text-style-name="P3" xml:id="id24" draw:id="id24" draw:layer="layout" svg:width="1.27cm" svg:height="0.762cm" svg:x="13.94cm" svg:y="7.345cm">
          <text:p/>
        </draw:rect>
        <draw:rect draw:style-name="gr1" draw:text-style-name="P3" xml:id="id25" draw:id="id25" draw:layer="layout" svg:width="1.27cm" svg:height="0.762cm" svg:x="3.54cm" svg:y="4.945cm">
          <text:p text:style-name="P1"><text:span text:style-name="T6">w</text:span><text:span text:style-name="T4">1</text:span></text:p>
        </draw:rect>
        <draw:rect draw:style-name="gr1" draw:text-style-name="P3" xml:id="id26" draw:id="id26" draw:layer="layout" svg:width="1.27cm" svg:height="0.762cm" svg:x="4.84cm" svg:y="4.945cm">
          <text:p text:style-name="P1"><text:span text:style-name="T6">w</text:span><text:span text:style-name="T4">2</text:span></text:p>
        </draw:rect>
        <draw:rect draw:style-name="gr3" draw:text-style-name="P3" draw:layer="layout" svg:width="1.27cm" svg:height="0.762cm" svg:x="6.14cm" svg:y="4.945cm">
          <text:p text:style-name="P1"><text:span text:style-name="T5">…</text:span></text:p>
        </draw:rect>
        <draw:rect draw:style-name="gr3" draw:text-style-name="P6" draw:layer="layout" svg:width="1.27cm" svg:height="0.762cm" svg:x="7.44cm" svg:y="4.945cm">
          <text:p text:style-name="P5"><text:span text:style-name="T8">…</text:span></text:p>
        </draw:rect>
        <draw:rect draw:style-name="gr1" draw:text-style-name="P3" xml:id="id27" draw:id="id27" draw:layer="layout" svg:width="1.27cm" svg:height="0.762cm" svg:x="8.74cm" svg:y="4.945cm">
          <text:p text:style-name="P1"><text:span text:style-name="T6">w</text:span><text:span text:style-name="T3">k</text:span></text:p>
        </draw:rect>
        <draw:rect draw:style-name="gr3" draw:text-style-name="P6" draw:layer="layout" svg:width="1.27cm" svg:height="0.762cm" svg:x="10.04cm" svg:y="4.945cm">
          <text:p text:style-name="P5"><text:span text:style-name="T8">…</text:span></text:p>
        </draw:rect>
        <draw:rect draw:style-name="gr3" draw:text-style-name="P6" draw:layer="layout" svg:width="1.27cm" svg:height="0.762cm" svg:x="11.34cm" svg:y="4.945cm">
          <text:p text:style-name="P5"><text:span text:style-name="T8">…</text:span></text:p>
        </draw:rect>
        <draw:rect draw:style-name="gr3" draw:text-style-name="P6" draw:layer="layout" svg:width="1.27cm" svg:height="0.762cm" svg:x="12.64cm" svg:y="4.945cm">
          <text:p text:style-name="P5"><text:span text:style-name="T8">…</text:span></text:p>
        </draw:rect>
        <draw:rect draw:style-name="gr1" draw:text-style-name="P3" xml:id="id28" draw:id="id28" draw:layer="layout" svg:width="1.27cm" svg:height="0.762cm" svg:x="13.94cm" svg:y="4.945cm">
          <text:p text:style-name="P1"><text:span text:style-name="T6">w</text:span><text:span text:style-name="T3">|</text:span><text:span text:style-name="T9">Ω</text:span><text:span text:style-name="T10">|</text:span></text:p>
        </draw:rect>
        <draw:rect draw:style-name="gr1" draw:text-style-name="P3" xml:id="id29" draw:id="id29" draw:layer="layout" svg:width="1.27cm" svg:height="0.762cm" svg:x="3.54cm" svg:y="3.345cm">
          <text:p text:style-name="P1"><text:span text:style-name="T6">p</text:span><text:span text:style-name="T4">1</text:span></text:p>
        </draw:rect>
        <draw:rect draw:style-name="gr1" draw:text-style-name="P3" xml:id="id30" draw:id="id30" draw:layer="layout" svg:width="1.27cm" svg:height="0.762cm" svg:x="4.84cm" svg:y="3.345cm">
          <text:p text:style-name="P1"><text:span text:style-name="T6">p</text:span><text:span text:style-name="T4">2</text:span></text:p>
        </draw:rect>
        <draw:rect draw:style-name="gr3" draw:text-style-name="P8" draw:layer="layout" svg:width="1.27cm" svg:height="0.762cm" svg:x="6.14cm" svg:y="3.345cm">
          <text:p text:style-name="P7"><text:span text:style-name="T11">…</text:span></text:p>
        </draw:rect>
        <draw:rect draw:style-name="gr3" draw:text-style-name="P6" draw:layer="layout" svg:width="1.27cm" svg:height="0.762cm" svg:x="7.44cm" svg:y="3.345cm">
          <text:p text:style-name="P5"><text:span text:style-name="T8">…</text:span></text:p>
        </draw:rect>
        <draw:rect draw:style-name="gr1" draw:text-style-name="P3" xml:id="id31" draw:id="id31" draw:layer="layout" svg:width="1.27cm" svg:height="0.762cm" svg:x="8.74cm" svg:y="3.345cm">
          <text:p text:style-name="P1"><text:span text:style-name="T6">p</text:span><text:span text:style-name="T3">k</text:span></text:p>
        </draw:rect>
        <draw:rect draw:style-name="gr3" draw:text-style-name="P6" draw:layer="layout" svg:width="1.27cm" svg:height="0.762cm" svg:x="10.04cm" svg:y="3.345cm">
          <text:p text:style-name="P5"><text:span text:style-name="T8">…</text:span></text:p>
        </draw:rect>
        <draw:rect draw:style-name="gr3" draw:text-style-name="P6" draw:layer="layout" svg:width="1.27cm" svg:height="0.762cm" svg:x="11.34cm" svg:y="3.345cm">
          <text:p text:style-name="P5"><text:span text:style-name="T8">…</text:span></text:p>
        </draw:rect>
        <draw:rect draw:style-name="gr3" draw:text-style-name="P6" draw:layer="layout" svg:width="1.27cm" svg:height="0.762cm" svg:x="12.64cm" svg:y="3.345cm">
          <text:p text:style-name="P5"><text:span text:style-name="T8">…</text:span></text:p>
        </draw:rect>
        <draw:rect draw:style-name="gr1" draw:text-style-name="P3" xml:id="id32" draw:id="id32" draw:layer="layout" svg:width="1.27cm" svg:height="0.762cm" svg:x="13.94cm" svg:y="3.345cm">
          <text:p text:style-name="P1"><text:span text:style-name="T6">p</text:span><text:span text:style-name="T3">|</text:span><text:span text:style-name="T9">Ω</text:span><text:span text:style-name="T10">|</text:span></text:p>
        </draw:rect>
        <draw:connector draw:style-name="gr8" draw:text-style-name="P1" draw:layer="layout" draw:type="line" svg:x1="4.175cm" svg:y1="9.745cm" svg:x2="4.175cm" svg:y2="8.107cm" draw:start-shape="id17" draw:start-glue-point="0" draw:end-shape="id21" draw:end-glue-point="2" svg:d="M4175 9745v-1638">
          <text:p/>
        </draw:connector>
        <draw:connector draw:style-name="gr8" draw:text-style-name="P1" draw:layer="layout" draw:type="line" svg:x1="4.175cm" svg:y1="9.745cm" svg:x2="5.475cm" svg:y2="8.107cm" draw:start-shape="id17" draw:start-glue-point="0" draw:end-shape="id22" draw:end-glue-point="2" svg:d="M4175 9745l1300-1638">
          <text:p/>
        </draw:connector>
        <draw:connector draw:style-name="gr8" draw:text-style-name="P1" draw:layer="layout" draw:type="line" svg:x1="4.175cm" svg:y1="9.745cm" svg:x2="9.375cm" svg:y2="8.107cm" draw:start-shape="id17" draw:start-glue-point="0" draw:end-shape="id23" draw:end-glue-point="2" svg:d="M4175 9745l5200-1638">
          <text:p/>
        </draw:connector>
        <draw:connector draw:style-name="gr8" draw:text-style-name="P1" draw:layer="layout" draw:type="line" svg:x1="4.175cm" svg:y1="9.745cm" svg:x2="14.575cm" svg:y2="8.107cm" draw:start-shape="id17" draw:start-glue-point="0" draw:end-shape="id24" draw:end-glue-point="2" svg:d="M4175 9745l10400-1638">
          <text:p/>
        </draw:connector>
        <draw:connector draw:style-name="gr8" draw:text-style-name="P1" draw:layer="layout" draw:type="line" svg:x1="5.475cm" svg:y1="9.745cm" svg:x2="4.175cm" svg:y2="8.107cm" draw:start-shape="id18" draw:start-glue-point="0" draw:end-shape="id21" draw:end-glue-point="2" svg:d="M5475 9745l-1300-1638">
          <text:p/>
        </draw:connector>
        <draw:connector draw:style-name="gr8" draw:text-style-name="P1" draw:layer="layout" draw:type="line" svg:x1="5.475cm" svg:y1="9.745cm" svg:x2="5.475cm" svg:y2="8.107cm" draw:start-shape="id18" draw:start-glue-point="0" draw:end-shape="id22" draw:end-glue-point="2" svg:d="M5475 9745v-1638">
          <text:p/>
        </draw:connector>
        <draw:connector draw:style-name="gr8" draw:text-style-name="P1" draw:layer="layout" draw:type="line" svg:x1="5.475cm" svg:y1="9.745cm" svg:x2="9.375cm" svg:y2="8.107cm" draw:start-shape="id18" draw:start-glue-point="0" draw:end-shape="id23" draw:end-glue-point="2" svg:d="M5475 9745l3900-1638">
          <text:p/>
        </draw:connector>
        <draw:connector draw:style-name="gr8" draw:text-style-name="P1" draw:layer="layout" draw:type="line" svg:x1="5.475cm" svg:y1="9.745cm" svg:x2="14.575cm" svg:y2="8.107cm" draw:start-shape="id18" draw:start-glue-point="0" draw:end-shape="id24" draw:end-glue-point="2" svg:d="M5475 9745l9100-1638">
          <text:p/>
        </draw:connector>
        <draw:connector draw:style-name="gr8" draw:text-style-name="P1" draw:layer="layout" draw:type="line" svg:x1="9.375cm" svg:y1="9.745cm" svg:x2="4.175cm" svg:y2="8.107cm" draw:start-shape="id19" draw:start-glue-point="0" draw:end-shape="id21" draw:end-glue-point="2" svg:d="M9375 9745l-5200-1638">
          <text:p/>
        </draw:connector>
        <draw:connector draw:style-name="gr8" draw:text-style-name="P1" draw:layer="layout" draw:type="line" svg:x1="9.375cm" svg:y1="9.745cm" svg:x2="5.475cm" svg:y2="8.107cm" draw:start-shape="id19" draw:start-glue-point="0" draw:end-shape="id22" draw:end-glue-point="2" svg:d="M9375 9745l-3900-1638">
          <text:p/>
        </draw:connector>
        <draw:connector draw:style-name="gr8" draw:text-style-name="P1" draw:layer="layout" draw:type="line" svg:x1="9.375cm" svg:y1="9.745cm" svg:x2="9.375cm" svg:y2="8.107cm" draw:start-shape="id19" draw:start-glue-point="0" draw:end-shape="id23" draw:end-glue-point="2" svg:d="M9375 9745v-1638">
          <text:p/>
        </draw:connector>
        <draw:connector draw:style-name="gr8" draw:text-style-name="P1" draw:layer="layout" draw:type="line" svg:x1="9.375cm" svg:y1="9.745cm" svg:x2="14.575cm" svg:y2="8.107cm" draw:start-shape="id19" draw:start-glue-point="0" draw:end-shape="id24" draw:end-glue-point="2" svg:d="M9375 9745l5200-1638">
          <text:p/>
        </draw:connector>
        <draw:connector draw:style-name="gr8" draw:text-style-name="P1" draw:layer="layout" draw:type="line" svg:x1="14.575cm" svg:y1="9.745cm" svg:x2="14.575cm" svg:y2="8.107cm" draw:start-shape="id20" draw:start-glue-point="0" draw:end-shape="id24" draw:end-glue-point="2" svg:d="M14575 9745v-1638">
          <text:p/>
        </draw:connector>
        <draw:connector draw:style-name="gr8" draw:text-style-name="P1" draw:layer="layout" draw:type="line" svg:x1="14.575cm" svg:y1="9.745cm" svg:x2="9.375cm" svg:y2="8.107cm" draw:start-shape="id20" draw:start-glue-point="0" draw:end-shape="id23" draw:end-glue-point="2" svg:d="M14575 9745l-5200-1638">
          <text:p/>
        </draw:connector>
        <draw:connector draw:style-name="gr8" draw:text-style-name="P1" draw:layer="layout" draw:type="line" svg:x1="14.575cm" svg:y1="9.745cm" svg:x2="5.475cm" svg:y2="8.107cm" draw:start-shape="id20" draw:start-glue-point="0" draw:end-shape="id22" draw:end-glue-point="2" svg:d="M14575 9745l-9100-1638">
          <text:p/>
        </draw:connector>
        <draw:connector draw:style-name="gr8" draw:text-style-name="P1" draw:layer="layout" draw:type="line" svg:x1="14.575cm" svg:y1="9.745cm" svg:x2="4.175cm" svg:y2="8.107cm" draw:start-shape="id20" draw:start-glue-point="0" draw:end-shape="id21" draw:end-glue-point="2" svg:d="M14575 9745l-10400-1638">
          <text:p/>
        </draw:connector>
        <draw:connector draw:style-name="gr6" draw:text-style-name="P1" draw:layer="layout" draw:type="line" svg:x1="4.175cm" svg:y1="7.345cm" svg:x2="4.175cm" svg:y2="5.707cm" draw:start-shape="id21" draw:start-glue-point="0" draw:end-shape="id25" draw:end-glue-point="2" svg:d="M4175 7345v-1638">
          <text:p/>
        </draw:connector>
        <draw:connector draw:style-name="gr6" draw:text-style-name="P1" draw:layer="layout" draw:type="line" svg:x1="4.175cm" svg:y1="7.345cm" svg:x2="5.475cm" svg:y2="5.707cm" draw:start-shape="id21" draw:start-glue-point="0" draw:end-shape="id26" draw:end-glue-point="2" svg:d="M4175 7345l1300-1638">
          <text:p/>
        </draw:connector>
        <draw:connector draw:style-name="gr6" draw:text-style-name="P1" draw:layer="layout" draw:type="line" svg:x1="4.175cm" svg:y1="7.345cm" svg:x2="9.375cm" svg:y2="5.707cm" draw:start-shape="id21" draw:start-glue-point="0" draw:end-shape="id27" draw:end-glue-point="2" svg:d="M4175 7345l5200-1638">
          <text:p/>
        </draw:connector>
        <draw:connector draw:style-name="gr6" draw:text-style-name="P1" draw:layer="layout" draw:type="line" svg:x1="4.175cm" svg:y1="7.345cm" svg:x2="14.575cm" svg:y2="5.707cm" draw:start-shape="id21" draw:start-glue-point="0" draw:end-shape="id28" draw:end-glue-point="2" svg:d="M4175 7345l10400-1638">
          <text:p/>
        </draw:connector>
        <draw:connector draw:style-name="gr6" draw:text-style-name="P1" draw:layer="layout" draw:type="line" svg:x1="5.475cm" svg:y1="7.345cm" svg:x2="4.175cm" svg:y2="5.707cm" draw:start-shape="id22" draw:start-glue-point="0" draw:end-shape="id25" draw:end-glue-point="2" svg:d="M5475 7345l-1300-1638">
          <text:p/>
        </draw:connector>
        <draw:connector draw:style-name="gr6" draw:text-style-name="P1" draw:layer="layout" draw:type="line" svg:x1="5.475cm" svg:y1="7.345cm" svg:x2="5.475cm" svg:y2="5.707cm" draw:start-shape="id22" draw:start-glue-point="0" draw:end-shape="id26" draw:end-glue-point="2" svg:d="M5475 7345v-1638">
          <text:p/>
        </draw:connector>
        <draw:connector draw:style-name="gr6" draw:text-style-name="P1" draw:layer="layout" draw:type="line" svg:x1="5.475cm" svg:y1="7.345cm" svg:x2="9.375cm" svg:y2="5.707cm" draw:start-shape="id22" draw:start-glue-point="0" draw:end-shape="id27" draw:end-glue-point="2" svg:d="M5475 7345l3900-1638">
          <text:p/>
        </draw:connector>
        <draw:connector draw:style-name="gr6" draw:text-style-name="P1" draw:layer="layout" draw:type="line" svg:x1="5.475cm" svg:y1="7.345cm" svg:x2="14.575cm" svg:y2="5.707cm" draw:start-shape="id22" draw:start-glue-point="0" draw:end-shape="id28" draw:end-glue-point="2" svg:d="M5475 7345l9100-1638">
          <text:p/>
        </draw:connector>
        <draw:connector draw:style-name="gr6" draw:text-style-name="P1" draw:layer="layout" draw:type="line" svg:x1="9.375cm" svg:y1="7.345cm" svg:x2="4.175cm" svg:y2="5.707cm" draw:start-shape="id23" draw:start-glue-point="0" draw:end-shape="id25" draw:end-glue-point="2" svg:d="M9375 7345l-5200-1638">
          <text:p/>
        </draw:connector>
        <draw:connector draw:style-name="gr6" draw:text-style-name="P1" draw:layer="layout" draw:type="line" svg:x1="9.375cm" svg:y1="7.345cm" svg:x2="5.475cm" svg:y2="5.707cm" draw:start-shape="id23" draw:start-glue-point="0" draw:end-shape="id26" draw:end-glue-point="2" svg:d="M9375 7345l-3900-1638">
          <text:p/>
        </draw:connector>
        <draw:connector draw:style-name="gr6" draw:text-style-name="P1" draw:layer="layout" draw:type="line" svg:x1="9.375cm" svg:y1="7.345cm" svg:x2="9.375cm" svg:y2="5.707cm" draw:start-shape="id23" draw:start-glue-point="0" draw:end-shape="id27" draw:end-glue-point="2" svg:d="M9375 7345v-1638">
          <text:p/>
        </draw:connector>
        <draw:connector draw:style-name="gr6" draw:text-style-name="P1" draw:layer="layout" draw:type="line" svg:x1="9.375cm" svg:y1="7.345cm" svg:x2="14.575cm" svg:y2="5.707cm" draw:start-shape="id23" draw:start-glue-point="0" draw:end-shape="id28" draw:end-glue-point="2" svg:d="M9375 7345l5200-1638">
          <text:p/>
        </draw:connector>
        <draw:connector draw:style-name="gr6" draw:text-style-name="P1" draw:layer="layout" draw:type="line" svg:x1="14.575cm" svg:y1="7.345cm" svg:x2="14.575cm" svg:y2="5.707cm" draw:start-shape="id24" draw:start-glue-point="0" draw:end-shape="id28" draw:end-glue-point="2" svg:d="M14575 7345v-1638">
          <text:p/>
        </draw:connector>
        <draw:connector draw:style-name="gr6" draw:text-style-name="P1" draw:layer="layout" draw:type="line" svg:x1="14.575cm" svg:y1="7.345cm" svg:x2="9.375cm" svg:y2="5.707cm" draw:start-shape="id24" draw:start-glue-point="0" draw:end-shape="id27" draw:end-glue-point="2" svg:d="M14575 7345l-5200-1638">
          <text:p/>
        </draw:connector>
        <draw:connector draw:style-name="gr6" draw:text-style-name="P1" draw:layer="layout" draw:type="line" svg:x1="14.575cm" svg:y1="7.345cm" svg:x2="5.475cm" svg:y2="5.707cm" draw:start-shape="id24" draw:start-glue-point="0" draw:end-shape="id26" draw:end-glue-point="2" svg:d="M14575 7345l-9100-1638">
          <text:p/>
        </draw:connector>
        <draw:connector draw:style-name="gr6" draw:text-style-name="P1" draw:layer="layout" draw:type="line" svg:x1="14.575cm" svg:y1="7.345cm" svg:x2="4.175cm" svg:y2="5.707cm" draw:start-shape="id24" draw:start-glue-point="0" draw:end-shape="id25" draw:end-glue-point="2" svg:d="M14575 7345l-10400-1638">
          <text:p/>
        </draw:connector>
        <draw:frame draw:style-name="gr7" draw:text-style-name="P4" draw:layer="layout" svg:width="5.392cm" svg:height="0.767cm" draw:transform="rotate (-1.57079632679579) translate (3.31cm 5.056cm)">
          <draw:text-box>
            <text:p><text:span text:style-name="T7">Linear component (FFN)</text:span></text:p>
          </draw:text-box>
        </draw:frame>
        <draw:connector draw:style-name="gr6" draw:text-style-name="P1" draw:layer="layout" draw:type="line" svg:x1="4.175cm" svg:y1="4.945cm" svg:x2="4.175cm" svg:y2="4.107cm" draw:start-shape="id25" draw:start-glue-point="0" draw:end-shape="id29" draw:end-glue-point="2" svg:d="M4175 4945v-838">
          <text:p/>
        </draw:connector>
        <draw:connector draw:style-name="gr6" draw:text-style-name="P1" draw:layer="layout" draw:type="line" svg:x1="5.475cm" svg:y1="4.945cm" svg:x2="5.475cm" svg:y2="4.107cm" draw:start-shape="id26" draw:start-glue-point="0" draw:end-shape="id30" draw:end-glue-point="2" svg:d="M5475 4945v-838">
          <text:p/>
        </draw:connector>
        <draw:connector draw:style-name="gr6" draw:text-style-name="P1" draw:layer="layout" draw:type="line" svg:x1="9.375cm" svg:y1="4.945cm" svg:x2="9.375cm" svg:y2="4.107cm" draw:start-shape="id27" draw:start-glue-point="0" draw:end-shape="id31" draw:end-glue-point="2" svg:d="M9375 4945v-838">
          <text:p/>
        </draw:connector>
        <draw:connector draw:style-name="gr6" draw:text-style-name="P1" draw:layer="layout" draw:type="line" svg:x1="14.575cm" svg:y1="4.945cm" svg:x2="14.575cm" svg:y2="4.107cm" draw:start-shape="id28" draw:start-glue-point="0" draw:end-shape="id32" draw:end-glue-point="2" svg:d="M14575 4945v-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'Times New Roman'" style:font-family-generic="roman" style:font-pitch="variable" fo:font-size="12pt" fo:language="en" fo:country="US" style:font-family-asian="DengXian, 等线" style:font-family-generic-asian="modern" style:font-pitch-asian="fixed" style:font-size-asian="12pt" style:language-asian="zh" style:country-asian="C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4-06-28T14:05:14.36</meta:creation-date>
    <dc:date>2024-06-28T18:38:50.85</dc:date>
    <dc:creator>Loc Nguyen</dc:creator>
    <meta:editing-duration>PT2H4M25S</meta:editing-duration>
    <meta:editing-cycles>26</meta:editing-cycles>
    <meta:generator>OpenOffice/4.1.14$Win32 OpenOffice.org_project/4114m1$Build-9811</meta:generator>
    <meta:document-statistic meta:object-count="113"/>
  </office:meta>
</office:document-meta>
</file>